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38743" officeooo:paragraph-rsid="00038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día llegamos temprano al centro de innovación, precisamente yo llegué a las 7:30,</text:p>
      <text:p text:style-name="P1">para terminar de arreglar las cosas para ir a InverUcum.</text:p>
      <text:p text:style-name="P1"/>
      <text:p text:style-name="P1">8:30 El maesro zapata llegó para llevarnos al invernadero.</text:p>
      <text:p text:style-name="P1">9:30 empezamos a trabajar, mi primera responsabilidad fue conectar la raspberry y el rputer para poder conectarnos.</text:p>
      <text:p text:style-name="P1"/>
      <text:p text:style-name="P1">El router tuve que configurarlo nuevamente para pueda volver a funcionar con el adaptador wi-fi</text:p>
      <text:p text:style-name="P1"/>
      <text:p text:style-name="P1">Luego de haber puesto todo en marcha en la oficina, junto a eyden nos dirigimos a invernadero par apoyar a Rolón y Erik, quienes se encargaban de reafinar los detalles de comunicación y lectura de dispositivos.</text:p>
      <text:p text:style-name="P1"/>
      <text:p text:style-name="P1">En est no stradamos un buen rato hasta que quedó y procedimos a encapsular todo el circuito en unas cajas de plástico.</text:p>
      <text:p text:style-name="P1"/>
      <text:p text:style-name="P1">Posteriormente, ayudamos a colocar todo en el invernadero.</text:p>
      <text:p text:style-name="P1"/>
      <text:p text:style-name="P1">Lo ultimo fue iniciar el servidor y verificar que este recibiendo todos los datos que sean mandados hacia en coordinado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9:27:07.340674561</meta:creation-date>
    <dc:date>2018-03-16T09:33:24.343617525</dc:date>
    <meta:editing-duration>PT6M17S</meta:editing-duration>
    <meta:editing-cycles>1</meta:editing-cycles>
    <meta:document-statistic meta:table-count="0" meta:image-count="0" meta:object-count="0" meta:page-count="1" meta:paragraph-count="9" meta:word-count="151" meta:character-count="917" meta:non-whitespace-character-count="775"/>
    <meta:generator>LibreOffice/5.4.0.3$Linux_X86_64 LibreOffice_project/40m0$Build-3</meta:generator>
  </office:meta>
</office:document-meta>
</file>